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1f11b"/>
    </style:style>
    <style:style style:name="P2" style:family="paragraph" style:parent-style-name="Standard">
      <style:text-properties officeooo:paragraph-rsid="00041b6f"/>
    </style:style>
    <style:style style:name="P3" style:family="paragraph" style:parent-style-name="Standard">
      <style:paragraph-properties fo:text-align="center" style:justify-single-word="false"/>
      <style:text-properties officeooo:rsid="00041b6f" officeooo:paragraph-rsid="00041b6f"/>
    </style:style>
    <style:style style:name="P4" style:family="paragraph" style:parent-style-name="Standard">
      <style:text-properties officeooo:rsid="0001f11b" officeooo:paragraph-rsid="00041b6f"/>
    </style:style>
    <style:style style:name="P5" style:family="paragraph" style:parent-style-name="Standard">
      <style:text-properties officeooo:rsid="0004762c" officeooo:paragraph-rsid="0005533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bstract</text:p>
      <text:p text:style-name="P4">The combination of the Monte Carlo method with Tree Search revealed new possibilities to grow the programs’ strength in various board games. The first two chapters of the survey cover the basics of the Monte Carlo Tree Search (MCTS) and a brief definition of the MCTS enhancements. The most significant part of the work is dedicated to the MCTS implementations in various board games. Not explaining the rules of games, the author points out the circumstances and the results of experiments with the MCTS and its enhancements against various search algorithms, such as the default MCTS, the alpha-beta pruning, and describes the reason of some failures in some games and possible improvements of conditions. The final chapter concludes the survey, giving the relationship between the type of games and the efficiency of MCTS.</text:p>
      <text:p text:style-name="P2"/>
      <text:p text:style-name="P3">Keywords</text:p>
      <text:p text:style-name="P5">Monte-Carlo, Monte-Carlo Tree Search (MCTS), Selection, Expansion, Simulation, Backpropagation, alpha-beta pruning (alpha-beta search), Upper Confidence bound algorithm applied to Trees (UCT), Rapid Action Value Estimate (RAVE), Progressive Bias, Progressive Unpruning and Progressive Widening, Heavy Playouts, Decisive Moves, Monte-Carlo Solver, Go, Havannah, Hex, Lines of Actions (LOA), Amazons, Chess, Shogi</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19T13:26:44.095000000</meta:creation-date>
    <dc:date>2019-11-27T23:21:34.393000000</dc:date>
    <meta:editing-duration>PT36M30S</meta:editing-duration>
    <meta:editing-cycles>5</meta:editing-cycles>
    <meta:generator>LibreOffice/6.3.1.2$Windows_x86 LibreOffice_project/b79626edf0065ac373bd1df5c28bd630b4424273</meta:generator>
    <meta:document-statistic meta:table-count="0" meta:image-count="0" meta:object-count="0" meta:page-count="1" meta:paragraph-count="4" meta:word-count="184" meta:character-count="1252" meta:non-whitespace-character-count="1072"/>
  </office:meta>
</office:document-meta>
</file>